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ption no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b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stion not the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stion not there</text:p>
          </table:table-cell>
        </table:table-row>
        <table:table-row table:style-name="ro1">
          <table:table-cell office:value-type="string" calcext:value-type="string">
            <text:p>Quant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10:19.537002170</meta:creation-date>
    <dc:date>2020-08-18T20:06:12.726560272</dc:date>
    <meta:editing-duration>PT24M52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